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26833e" officeooo:paragraph-rsid="0026c685"/>
    </style:style>
    <style:style style:name="P2" style:family="paragraph" style:parent-style-name="Standard">
      <style:text-properties style:font-name="Arial" officeooo:rsid="0028b9bd" officeooo:paragraph-rsid="0028b9bd"/>
    </style:style>
    <style:style style:name="P3" style:family="paragraph" style:parent-style-name="Standard">
      <style:text-properties style:font-name="Arial" officeooo:rsid="002c8393" officeooo:paragraph-rsid="002c8393"/>
    </style:style>
    <style:style style:name="P4" style:family="paragraph" style:parent-style-name="Standard">
      <style:text-properties style:font-name="Arial" officeooo:rsid="003036dd" officeooo:paragraph-rsid="003036dd"/>
    </style:style>
    <style:style style:name="P5" style:family="paragraph" style:parent-style-name="Standard">
      <style:paragraph-properties fo:text-align="start" style:justify-single-word="false"/>
      <style:text-properties style:font-name="Arial" officeooo:rsid="00170df0" officeooo:paragraph-rsid="00170df0"/>
    </style:style>
    <style:style style:name="P6" style:family="paragraph" style:parent-style-name="Standard">
      <style:paragraph-properties fo:text-align="start" style:justify-single-word="false"/>
      <style:text-properties style:font-name="Arial" officeooo:rsid="004add38" officeooo:paragraph-rsid="004add38"/>
    </style:style>
    <style:style style:name="P7" style:family="paragraph" style:parent-style-name="Standard">
      <style:paragraph-properties fo:text-align="start" style:justify-single-word="false"/>
      <style:text-properties style:font-name="Arial" officeooo:rsid="004c0c57" officeooo:paragraph-rsid="004c0c57"/>
    </style:style>
    <style:style style:name="P8" style:family="paragraph" style:parent-style-name="Standard">
      <style:paragraph-properties fo:text-align="start" style:justify-single-word="false"/>
      <style:text-properties style:font-name="Arial" officeooo:rsid="004dd809" officeooo:paragraph-rsid="004dd809"/>
    </style:style>
    <style:style style:name="P9" style:family="paragraph" style:parent-style-name="Standard">
      <style:paragraph-properties fo:text-align="start" style:justify-single-word="false"/>
      <style:text-properties style:font-name="Arial" officeooo:rsid="0052233f" officeooo:paragraph-rsid="0052233f"/>
    </style:style>
    <style:style style:name="P10" style:family="paragraph" style:parent-style-name="Standard">
      <style:paragraph-properties fo:text-align="start" style:justify-single-word="false"/>
      <style:text-properties style:font-name="Arial" officeooo:rsid="004de036" officeooo:paragraph-rsid="004de036"/>
    </style:style>
    <style:style style:name="P11" style:family="paragraph" style:parent-style-name="Standard">
      <style:paragraph-properties fo:text-align="start" style:justify-single-word="false"/>
      <style:text-properties style:font-name="Arial" officeooo:rsid="0058fb78" officeooo:paragraph-rsid="0058fb78"/>
    </style:style>
    <style:style style:name="P12" style:family="paragraph" style:parent-style-name="Standard">
      <style:paragraph-properties fo:text-align="start" style:justify-single-word="false"/>
      <style:text-properties style:font-name="Arial" officeooo:rsid="005af572" officeooo:paragraph-rsid="005af572"/>
    </style:style>
    <style:style style:name="P13" style:family="paragraph" style:parent-style-name="Standard">
      <style:paragraph-properties fo:text-align="start" style:justify-single-word="false"/>
      <style:text-properties style:font-name="Arial" officeooo:rsid="005b92ea" officeooo:paragraph-rsid="005b92ea"/>
    </style:style>
    <style:style style:name="P14" style:family="paragraph" style:parent-style-name="Standard">
      <style:paragraph-properties fo:text-align="start" style:justify-single-word="false"/>
      <style:text-properties style:font-name="Arial" officeooo:rsid="005b92ea" officeooo:paragraph-rsid="008a1020"/>
    </style:style>
    <style:style style:name="P15" style:family="paragraph" style:parent-style-name="Standard">
      <style:paragraph-properties fo:text-align="start" style:justify-single-word="false"/>
      <style:text-properties style:font-name="Arial" officeooo:rsid="005d879e" officeooo:paragraph-rsid="005d879e"/>
    </style:style>
    <style:style style:name="P16" style:family="paragraph" style:parent-style-name="Standard">
      <style:paragraph-properties fo:text-align="start" style:justify-single-word="false"/>
      <style:text-properties style:font-name="Arial" fo:font-weight="bold" officeooo:rsid="0058fb78" officeooo:paragraph-rsid="0058fb78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weight="bold" officeooo:rsid="0059d66e" officeooo:paragraph-rsid="0059d66e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weight="bold" officeooo:rsid="005ec539" officeooo:paragraph-rsid="005ec539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weight="bold" officeooo:rsid="0052233f" officeooo:paragraph-rsid="0064f9c2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weight="normal" officeooo:rsid="0059d66e" officeooo:paragraph-rsid="0059d66e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weight="normal" officeooo:rsid="0069e2a3" officeooo:paragraph-rsid="00882efa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officeooo:rsid="006748bf" officeooo:paragraph-rsid="006748bf"/>
    </style:style>
    <style:style style:name="P23" style:family="paragraph" style:parent-style-name="Standard">
      <style:paragraph-properties fo:text-align="start" style:justify-single-word="false"/>
      <style:text-properties style:font-name="Arial" officeooo:rsid="006f33a0" officeooo:paragraph-rsid="006f33a0"/>
    </style:style>
    <style:style style:name="P24" style:family="paragraph" style:parent-style-name="Standard">
      <style:paragraph-properties fo:text-align="start" style:justify-single-word="false"/>
      <style:text-properties style:font-name="Arial" officeooo:rsid="005fe008" officeooo:paragraph-rsid="005fe008"/>
    </style:style>
    <style:style style:name="P25" style:family="paragraph" style:parent-style-name="Standard">
      <style:paragraph-properties fo:text-align="start" style:justify-single-word="false"/>
      <style:text-properties style:font-name="Arial" officeooo:rsid="0084e20c" officeooo:paragraph-rsid="0084e20c"/>
    </style:style>
    <style:style style:name="P26" style:family="paragraph" style:parent-style-name="Standard">
      <style:paragraph-properties fo:text-align="start" style:justify-single-word="false"/>
      <style:text-properties style:font-name="Arial" officeooo:rsid="00853b36" officeooo:paragraph-rsid="00853b36"/>
    </style:style>
    <style:style style:name="P27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79fcc1" officeooo:paragraph-rsid="0075f614" style:font-name-asian="Microsoft YaHei" style:font-size-asian="13pt" style:font-weight-asian="normal" style:font-name-complex="Lucida Sans" style:font-size-complex="13pt" style:font-weight-complex="normal"/>
    </style:style>
    <style:style style:name="P28" style:family="paragraph" style:parent-style-name="Heading_20_2">
      <style:paragraph-properties fo:text-align="center" style:justify-single-word="false"/>
      <style:text-properties officeooo:rsid="008e9f16" officeooo:paragraph-rsid="008e9f16"/>
    </style:style>
    <style:style style:name="P29" style:family="paragraph" style:parent-style-name="Heading_20_2">
      <style:paragraph-properties fo:text-align="center" style:justify-single-word="false"/>
      <style:text-properties officeooo:rsid="0023e969" officeooo:paragraph-rsid="0023e969"/>
    </style:style>
    <style:style style:name="P30" style:family="paragraph" style:parent-style-name="Heading_20_2">
      <style:paragraph-properties fo:text-align="center" style:justify-single-word="false"/>
      <style:text-properties officeooo:rsid="0035704b" officeooo:paragraph-rsid="0035704b"/>
    </style:style>
    <style:style style:name="P31" style:family="paragraph" style:parent-style-name="Heading_20_2">
      <style:paragraph-properties fo:text-align="center" style:justify-single-word="false"/>
      <style:text-properties officeooo:rsid="0054ab7f" officeooo:paragraph-rsid="0054ab7f"/>
    </style:style>
    <style:style style:name="P32" style:family="paragraph" style:parent-style-name="Heading_20_3">
      <style:paragraph-properties fo:text-align="center" style:justify-single-word="false"/>
      <style:text-properties officeooo:rsid="0054b99e" officeooo:paragraph-rsid="0054b99e"/>
    </style:style>
    <style:style style:name="P33" style:family="paragraph" style:parent-style-name="Standard" style:list-style-name="L1">
      <style:text-properties style:font-name="Arial" officeooo:rsid="0039f5d4" officeooo:paragraph-rsid="0090fde5"/>
    </style:style>
    <style:style style:name="P34" style:family="paragraph" style:parent-style-name="Standard" style:list-style-name="L1">
      <style:text-properties style:font-name="Arial" officeooo:rsid="003beb5a" officeooo:paragraph-rsid="003beb5a"/>
    </style:style>
    <style:style style:name="P35" style:family="paragraph" style:parent-style-name="Standard" style:list-style-name="L1">
      <style:text-properties style:font-name="Arial" officeooo:rsid="003beb5a" officeooo:paragraph-rsid="0090fde5"/>
    </style:style>
    <style:style style:name="P36" style:family="paragraph" style:parent-style-name="Standard">
      <style:paragraph-properties fo:text-align="start" style:justify-single-word="false"/>
      <style:text-properties style:font-name="Arial" officeooo:rsid="00170df0" officeooo:paragraph-rsid="00170df0"/>
    </style:style>
    <style:style style:name="P37" style:family="paragraph" style:parent-style-name="Standard">
      <style:paragraph-properties fo:text-align="start" style:justify-single-word="false"/>
      <style:text-properties style:font-name="Arial" officeooo:rsid="004c0c57" officeooo:paragraph-rsid="009323d6"/>
    </style:style>
    <style:style style:name="P38" style:family="paragraph" style:parent-style-name="Standard">
      <style:paragraph-properties fo:text-align="start" style:justify-single-word="false"/>
      <style:text-properties style:font-name="Arial" officeooo:rsid="004dd809" officeooo:paragraph-rsid="00937953"/>
    </style:style>
    <style:style style:name="P39" style:family="paragraph" style:parent-style-name="Standard">
      <style:paragraph-properties fo:text-align="start" style:justify-single-word="false"/>
      <style:text-properties style:font-name="Arial" officeooo:rsid="004dd809" officeooo:paragraph-rsid="00949419"/>
    </style:style>
    <style:style style:name="P40" style:family="paragraph" style:parent-style-name="Standard">
      <style:paragraph-properties fo:text-align="start" style:justify-single-word="false"/>
      <style:text-properties style:font-name="Arial" fo:font-weight="bold" officeooo:rsid="0058fb78" officeooo:paragraph-rsid="00964647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Arial" fo:font-weight="bold" officeooo:rsid="0059d66e" officeooo:paragraph-rsid="0059d66e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Arial" fo:font-weight="bold" officeooo:rsid="005af572" officeooo:paragraph-rsid="0097d2d2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Arial" fo:font-weight="bold" officeooo:rsid="006b0940" officeooo:paragraph-rsid="009b1385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Arial" officeooo:rsid="0052233f" officeooo:paragraph-rsid="004c0c57"/>
    </style:style>
    <style:style style:name="P45" style:family="paragraph" style:parent-style-name="Text_20_body" style:list-style-name="L1">
      <style:paragraph-properties fo:text-align="start" style:justify-single-word="false"/>
      <style:text-properties style:font-name="Arial" officeooo:rsid="00365b22" officeooo:paragraph-rsid="0090fde5"/>
    </style:style>
    <style:style style:name="T1" style:family="text">
      <style:text-properties fo:color="#000000" fo:font-weight="normal" officeooo:rsid="001c36c1" style:font-weight-asian="normal" style:font-weight-complex="normal"/>
    </style:style>
    <style:style style:name="T2" style:family="text">
      <style:text-properties fo:color="#000000" fo:font-weight="normal" officeooo:rsid="0019daf8" style:font-weight-asian="normal" style:font-weight-complex="normal"/>
    </style:style>
    <style:style style:name="T3" style:family="text">
      <style:text-properties fo:color="#000000" fo:font-weight="normal" officeooo:rsid="002a79d4" style:font-weight-asian="normal" style:font-weight-complex="normal"/>
    </style:style>
    <style:style style:name="T4" style:family="text">
      <style:text-properties fo:color="#000000" style:text-underline-style="solid" style:text-underline-width="auto" style:text-underline-color="font-color" fo:font-weight="normal" officeooo:rsid="0019daf8" style:font-weight-asian="normal" style:font-weight-complex="normal"/>
    </style:style>
    <style:style style:name="T5" style:family="text">
      <style:text-properties fo:color="#000000" style:text-underline-style="solid" style:text-underline-width="auto" style:text-underline-color="font-color" fo:font-weight="normal" officeooo:rsid="003243ce" style:font-weight-asian="normal" style:font-weight-complex="normal"/>
    </style:style>
    <style:style style:name="T6" style:family="text">
      <style:text-properties fo:color="#000000" style:text-underline-style="solid" style:text-underline-width="auto" style:text-underline-color="font-color" fo:font-weight="normal" officeooo:rsid="00468793" style:font-weight-asian="normal" style:font-weight-complex="normal"/>
    </style:style>
    <style:style style:name="T7" style:family="text">
      <style:text-properties fo:color="#000000" style:text-underline-style="none" fo:font-weight="normal" officeooo:rsid="0019daf8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4856a0"/>
    </style:style>
    <style:style style:name="T10" style:family="text">
      <style:text-properties officeooo:rsid="003243ce"/>
    </style:style>
    <style:style style:name="T11" style:family="text">
      <style:text-properties officeooo:rsid="0035704b"/>
    </style:style>
    <style:style style:name="T12" style:family="text">
      <style:text-properties officeooo:rsid="00365b22"/>
    </style:style>
    <style:style style:name="T13" style:family="text">
      <style:text-properties officeooo:rsid="00605f2c"/>
    </style:style>
    <style:style style:name="T14" style:family="text">
      <style:text-properties officeooo:rsid="00623fee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641f17"/>
    </style:style>
    <style:style style:name="T17" style:family="text">
      <style:text-properties style:text-underline-style="none" officeooo:rsid="0064f9c2"/>
    </style:style>
    <style:style style:name="T18" style:family="text">
      <style:text-properties style:text-underline-style="none" officeooo:rsid="00a1fe84"/>
    </style:style>
    <style:style style:name="T19" style:family="text">
      <style:text-properties officeooo:rsid="006b0940"/>
    </style:style>
    <style:style style:name="T20" style:family="text">
      <style:text-properties officeooo:rsid="006b2fcf"/>
    </style:style>
    <style:style style:name="T21" style:family="text">
      <style:text-properties officeooo:rsid="00882efa"/>
    </style:style>
    <style:style style:name="T22" style:family="text">
      <style:text-properties officeooo:rsid="008a1020"/>
    </style:style>
    <style:style style:name="T23" style:family="text">
      <style:text-properties officeooo:rsid="008b60ba"/>
    </style:style>
    <style:style style:name="T24" style:family="text">
      <style:text-properties officeooo:rsid="008b8ef8"/>
    </style:style>
    <style:style style:name="T25" style:family="text">
      <style:text-properties officeooo:rsid="008ff65c"/>
    </style:style>
    <style:style style:name="T26" style:family="text">
      <style:text-properties officeooo:rsid="0090fde5"/>
    </style:style>
    <style:style style:name="T27" style:family="text">
      <style:text-properties officeooo:rsid="009323d6"/>
    </style:style>
    <style:style style:name="T28" style:family="text">
      <style:text-properties officeooo:rsid="004add38"/>
    </style:style>
    <style:style style:name="T29" style:family="text">
      <style:text-properties officeooo:rsid="00949419"/>
    </style:style>
    <style:style style:name="T30" style:family="text">
      <style:text-properties officeooo:rsid="00964647"/>
    </style:style>
    <style:style style:name="T31" style:family="text">
      <style:text-properties officeooo:rsid="00967b44"/>
    </style:style>
    <style:style style:name="T32" style:family="text">
      <style:text-properties officeooo:rsid="0097d2d2"/>
    </style:style>
    <style:style style:name="T33" style:family="text">
      <style:text-properties officeooo:rsid="009b1385"/>
    </style:style>
    <style:style style:name="T34" style:family="text">
      <style:text-properties officeooo:rsid="009bfe19"/>
    </style:style>
    <style:style style:name="T35" style:family="text">
      <style:text-properties officeooo:rsid="009c2de1"/>
    </style:style>
    <style:style style:name="T36" style:family="text">
      <style:text-properties officeooo:rsid="009d66a5"/>
    </style:style>
    <style:style style:name="T37" style:family="text">
      <style:text-properties officeooo:rsid="009ef014"/>
    </style:style>
    <style:style style:name="T38" style:family="text">
      <style:text-properties officeooo:rsid="00a1fe8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2">Hairdresser reservation system</text:h>
      <text:p text:style-name="P27"/>
      <text:h text:style-name="P29" text:outline-level="2">Mapping</text:h>
      <text:p text:style-name="P1"><text:span text:style-name="T25">Hairdresser</text:span>(<text:span text:style-name="T1">name, surname, </text:span><text:span text:style-name="T6">hairdresser_id</text:span><text:span text:style-name="T1">, speciality.</text:span>)</text:p>
      <text:p text:style-name="P2">App<text:span text:style-name="T25">ointment</text:span>(<text:span text:style-name="T4">time</text:span><text:span text:style-name="T7">, </text:span><text:span text:style-name="T4">date</text:span><text:span text:style-name="T2">, treatment, price, </text:span><text:span text:style-name="T5">hairdresser_id</text:span><text:span text:style-name="T3">, </text:span><text:span text:style-name="T5">customer_id</text:span>)</text:p>
      <text:p text:style-name="P3">C<text:span text:style-name="T25">ustomer</text:span>(name, surname, <text:span text:style-name="T9">customer_id</text:span>, b_da<text:span text:style-name="T34">te</text:span>)</text:p>
      <text:p text:style-name="P4">Tele<text:span text:style-name="T25">phone</text:span>(<text:span text:style-name="T8">number</text:span>, <text:span text:style-name="T10">customer_id</text:span>)</text:p>
      <text:h text:style-name="P30" text:outline-level="2"><text:span text:style-name="T25">Referential integrity</text:span></text:h>
      <text:list xml:id="list6341545042835905156" text:style-name="L1">
        <text:list-item>
          <text:p text:style-name="P45">hairdresser_id in App<text:span text:style-name="T26">ointment</text:span> <text:s/><text:span text:style-name="T11">references</text:span> hairdresser_id in <text:span text:style-name="T25">Hairdresser</text:span></text:p>
        </text:list-item>
        <text:list-item>
          <text:p text:style-name="P33"><text:span text:style-name="T12">customer_id in Appointment references customer_id in </text:span>C<text:span text:style-name="T26">ustomer</text:span></text:p>
          <text:p text:style-name="P34"/>
        </text:list-item>
        <text:list-item>
          <text:p text:style-name="P35">customer_id in Tele<text:span text:style-name="T26">phone references </text:span>customer_id in C<text:span text:style-name="T26">ustomer</text:span></text:p>
        </text:list-item>
      </text:list>
      <text:p text:style-name="P5"/>
      <text:p text:style-name="P5"/>
      <text:h text:style-name="P31" text:outline-level="2"><text:span text:style-name="T27">T</text:span>a<text:span text:style-name="T27">ble creation</text:span></text:h>
      <text:p text:style-name="P6"/>
      <text:p text:style-name="P6">CREATE TABLE `<text:span text:style-name="T27">hairdresser_reservation</text:span>`.`<text:span text:style-name="T27">hairdresser</text:span>` (<text:line-break/>name varchar(20) not null, <text:line-break/>surname varchar(20) not null,<text:line-break/>hairdresser_id varchar(20) primary key, <text:line-break/>speciality varchar(20)<text:line-break/>);</text:p>
      <text:p text:style-name="P6"/>
      <text:p text:style-name="P37">CREATE TABLE <text:span text:style-name="T28">`hairdresser_reservation`.`customer`</text:span> (<text:line-break/>name varchar(20), <text:line-break/>surname <text:s/>varchar(20), <text:line-break/>customer_id <text:s/>varchar(20) primary key, <text:line-break/>b_date date<text:line-break/>);</text:p>
      <text:p text:style-name="P7"/>
      <text:p text:style-name="P38">CREATE TABLE <text:span text:style-name="T28">`hairdresser_reservation`.`appointment`</text:span> (<text:line-break/>time time not null, <text:line-break/>date date not null, <text:line-break/>treatment varchar(30) not null, <text:line-break/>price numeric (3,2) not null, <text:line-break/>hairdresser_id varchar (20) not null, <text:line-break/>customer_id varchar (20) not null,<text:line-break/>foreign key(hairdresser_id) references <text:span text:style-name="T35">hairdresser</text:span>(hairdresser_id),<text:line-break/>foreign key(customer_id) references <text:span text:style-name="T35">customer</text:span>(customer_id)<text:line-break/>);</text:p>
      <text:p text:style-name="P8"/>
      <text:p text:style-name="P39">CREATE TABLE <text:span text:style-name="T28">`hairdresser_reservation`.`telephone`</text:span> (<text:line-break/>number varchar(13) primary key, <text:line-break/>customer_id varchar(20) not null,<text:line-break/><text:soft-page-break/>foreign key (customer_id) references c<text:span text:style-name="T36">ustomer</text:span>(customer_id)<text:line-break/>);</text:p>
      <text:p text:style-name="P44"/>
      <text:h text:style-name="P32" text:outline-level="3">Queries</text:h>
      <text:p text:style-name="P9"/>
      <text:p text:style-name="P19">1)Sele<text:span text:style-name="T29">ct the hairdressers whom do their treatment as speciality</text:span> <text:span text:style-name="T15">( </text:span><text:span text:style-name="T18">h_</text:span><text:span text:style-name="T15">name , </text:span><text:span text:style-name="T18">h_</text:span><text:span text:style-name="T15">surname , </text:span><text:span text:style-name="T16">treatment,</text:span><text:span text:style-name="T15"> </text:span><text:span text:style-name="T18">c_</text:span><text:span text:style-name="T15">name , </text:span><text:span text:style-name="T18">c_</text:span><text:span text:style-name="T15">surname )</text:span></text:p>
      <text:p text:style-name="P6"/>
      <text:p text:style-name="P10">select <text:span text:style-name="T13">distinct</text:span> <text:span text:style-name="T38">h</text:span>.name <text:span text:style-name="T24">as h_name</text:span>,<text:span text:style-name="T38">h</text:span>.surname <text:span text:style-name="T24">as h_surname</text:span>,a.treatment,c.name <text:span text:style-name="T24">as c_name</text:span>,c.surname <text:span text:style-name="T24">as c_surname</text:span><text:line-break/>from appointment a join hairdresser <text:span text:style-name="T38">h</text:span> <text:s/>on a.hairdresser_id=<text:span text:style-name="T38">h</text:span>.hairdresser_id<text:line-break/>join customer c on c.customer_id=a.customer_id<text:line-break/>where p.speciality=a.treatment;</text:p>
      <text:p text:style-name="P10"/>
      <text:p text:style-name="P9"><text:line-break/></text:p>
      <text:p text:style-name="P16">3) <text:span text:style-name="T30">Count the number of customers whom in October 2017 had an appointment with all the hairdressers</text:span> <text:span text:style-name="T14">( count )</text:span></text:p>
      <text:p text:style-name="P11"/>
      <text:p text:style-name="P13">SELECT COUNT(*) <text:span text:style-name="T20">as count</text:span></text:p>
      <text:p text:style-name="P13">from customer c<text:line-break/>where not exists(<text:line-break/><text:tab/><text:tab/>select *</text:p>
      <text:p text:style-name="P13"><text:tab/><text:tab/>from <text:span text:style-name="T23">hairdresser p</text:span></text:p>
      <text:p text:style-name="P14"><text:s text:c="10"/><text:tab/><text:tab/><text:span text:style-name="T22">where</text:span> not exists(select *<text:tab/><text:tab/><text:tab/><text:tab/><text:tab/><text:tab/><text:tab/></text:p>
      <text:p text:style-name="P14"><text:tab/><text:tab/><text:tab/><text:tab/>from appointment a2 <text:line-break/> <text:tab/><text:tab/><text:tab/><text:tab/>where <text:s/>a<text:span text:style-name="T22">2</text:span>.date&gt;='2017-10-01'and a<text:span text:style-name="T22">2</text:span>.date&lt;='2017-10-30' <text:span text:style-name="T23">and</text:span></text:p>
      <text:p text:style-name="P14"><text:tab/><text:tab/><text:tab/><text:tab/>a2.customer_id=c.customer_id and <text:tab/><text:tab/><text:tab/><text:tab/><text:tab/><text:tab/><text:tab/><text:tab/><text:span text:style-name="T23">p</text:span>.hairdresser_id=a2.hairdresser_id));<text:line-break/> <text:s/></text:p>
      <text:p text:style-name="P11"/>
      <text:p text:style-name="P16"/>
      <text:p text:style-name="P16"/>
      <text:p text:style-name="P16"/>
      <text:p text:style-name="P16"/>
      <text:p text:style-name="P16"/>
      <text:p text:style-name="P16"/>
      <text:p text:style-name="P40">4) <text:span text:style-name="T30">Select the hairdressers whom have earned more than 100 in October 2017 ( name, surname, earnings in ascending order)</text:span></text:p>
      <text:p text:style-name="P15"/>
      <text:p text:style-name="P22">select p.name,p.surname,sum(a.price) as <text:span text:style-name="T37">earnings</text:span><text:line-break/>from appointment a join hairdresser p on a.hairdresser_id=p.hairdresser_id<text:line-break/>where (a.date &gt;='2017-10-01' and a.date&lt;='2017-10-30')<text:line-break/>group by p.name,p.surname<text:line-break/>having <text:span text:style-name="T37">earnings</text:span>&gt;=100</text:p>
      <text:p text:style-name="P23">order by <text:span text:style-name="T37">earnings</text:span> asc</text:p>
      <text:p text:style-name="P11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>5) <text:span text:style-name="T31">Select the date in october 2017 which had the highest earnings</text:span></text:p>
      <text:p text:style-name="P18"/>
      <text:p text:style-name="P21"><text:span text:style-name="T21">select date, sum(price) as guadagno<text:line-break/>from appointment <text:line-break/>where (date &gt;='2017-10-01' and date&lt;='2017-10-30')<text:line-break/>group by date<text:line-break/>having guadagno&gt;=all(select sum(price) as guadagno<text:line-break/><text:tab/><text:tab/><text:tab/>from appointment <text:line-break/><text:tab/><text:tab/><text:tab/>where (date &gt;='2017-10-01' and date&lt;='2017-10-30')<text:line-break/><text:tab/><text:tab/><text:tab/>group by date)</text:span><text:line-break/><text:line-break/></text:p>
      <text:p text:style-name="P20"/>
      <text:p text:style-name="P42">6) <text:span text:style-name="T32">Select the customers whom have 089 area code</text:span> <text:span text:style-name="T19">(name, surname, telephone)</text:span></text:p>
      <text:p text:style-name="P12"/>
      <text:p text:style-name="P24">select c.name,c.surname,<text:span text:style-name="T19">t.number</text:span><text:line-break/>from customer c join telephone t on c.customer_id=t.customer_id<text:line-break/>where t.number like '089%'</text:p>
      <text:p text:style-name="P24"/>
      <text:p text:style-name="P43">7) <text:span text:style-name="T33">Select the customers whom had as treatment a haircut and not a dye(name,surname)</text:span></text:p>
      <text:p text:style-name="P25"/>
      <text:p text:style-name="P26">select distinct c.name,c.surname<text:line-break/>from appointment a join customer c on c.customer_id=a.customer_id<text:line-break/>where exists(select *<text:line-break/><text:tab/><text:tab/>from appointment <text:line-break/> <text:s text:c="20"/>where treatment='taglio' and a.customer_id=customer_id) and not <text:tab/><text:tab/><text:tab/><text:tab/><text:tab/><text:tab/>exists(select *<text:line-break/><text:tab/><text:tab/><text:tab/><text:tab/>from appointment <text:line-break/><text:tab/><text:tab/><text:tab/><text:tab/>where treatment='colore' and a.customer_id=customer_i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14:55:57.760000000</meta:creation-date>
    <dc:date>2018-01-29T15:44:05.930000000</dc:date>
    <meta:editing-duration>PT18H42M4S</meta:editing-duration>
    <meta:editing-cycles>111</meta:editing-cycles>
    <meta:generator>LibreOffice/5.2.2.2$Windows_x86 LibreOffice_project/8f96e87c890bf8fa77463cd4b640a2312823f3ad</meta:generator>
    <meta:document-statistic meta:table-count="0" meta:image-count="0" meta:object-count="0" meta:page-count="3" meta:paragraph-count="35" meta:word-count="393" meta:character-count="3441" meta:non-whitespace-character-count="2968"/>
  </office:meta>
</office:document-meta>
</file>